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 style:master-page-name="">
      <style:table-properties style:width="17cm" style:page-number="auto" fo:break-before="auto" fo:break-after="auto" table:align="margins" style:shadow="none" fo:keep-with-next="auto" style:may-break-between-rows="true" style:writing-mode="page" table:border-model="collapsing"/>
    </style:style>
    <style:style style:name="Tabla2.A" style:family="table-column">
      <style:table-column-properties style:column-width="8.498cm" style:rel-column-width="4818*"/>
    </style:style>
    <style:style style:name="Tabla2.B" style:family="table-column">
      <style:table-column-properties style:column-width="8.502cm" style:rel-column-width="4820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.007cm" table:align="center"/>
    </style:style>
    <style:style style:name="Tabla1.A" style:family="table-column">
      <style:table-column-properties style:column-width="3.304cm"/>
    </style:style>
    <style:style style:name="Tabla1.B" style:family="table-column">
      <style:table-column-properties style:column-width="5.001cm"/>
    </style:style>
    <style:style style:name="Tabla1.C" style:family="table-column">
      <style:table-column-properties style:column-width="6.592cm"/>
    </style:style>
    <style:style style:name="Tabla1.D" style:family="table-column">
      <style:table-column-properties style:column-width="2.111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IONS_5f_FYP" style:display-name="ACTIONS_FYP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ACTIONS_5f_FYP.A" style:display-name="ACTIONS_FYP.A" style:family="table-column">
      <style:table-column-properties style:column-width="2.09cm"/>
    </style:style>
    <style:style style:name="ACTIONS_5f_FYP.B" style:display-name="ACTIONS_FYP.B" style:family="table-column">
      <style:table-column-properties style:column-width="6.41cm"/>
    </style:style>
    <style:style style:name="ACTIONS_5f_FYP.C" style:display-name="ACTIONS_FYP.C" style:family="table-column">
      <style:table-column-properties style:column-width="5.999cm"/>
    </style:style>
    <style:style style:name="ACTIONS_5f_FYP.D" style:display-name="ACTIONS_FYP.D" style:family="table-column">
      <style:table-column-properties style:column-width="2.514cm"/>
    </style:style>
    <style:style style:name="ACTIONS_5f_FYP.1" style:display-name="ACTIONS_FYP.1" style:family="table-row">
      <style:table-row-properties fo:keep-together="auto"/>
    </style:style>
    <style:style style:name="ACTIONS_5f_FYP.A1" style:display-name="ACTIONS_FYP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CTIONS_5f_FYP.D1" style:display-name="ACTIONS_FYP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CTIONS_5f_FYP.A2" style:display-name="ACTIONS_FYP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CTIONS_5f_FYP.D2" style:display-name="ACTIONS_FYP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3.A" style:family="table-column">
      <style:table-column-properties style:column-width="2.09cm"/>
    </style:style>
    <style:style style:name="Tabla3.B" style:family="table-column">
      <style:table-column-properties style:column-width="6.41cm"/>
    </style:style>
    <style:style style:name="Tabla3.C" style:family="table-column">
      <style:table-column-properties style:column-width="5.999cm"/>
    </style:style>
    <style:style style:name="Tabla3.D" style:family="table-column">
      <style:table-column-properties style:column-width="2.514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.092cm" fo:margin-left="0cm" fo:break-before="auto" fo:break-after="auto" table:align="left" fo:keep-with-next="auto" style:may-break-between-rows="true" table:border-model="collapsing"/>
    </style:style>
    <style:style style:name="Tabla4.A" style:family="table-column">
      <style:table-column-properties style:column-width="1.799cm"/>
    </style:style>
    <style:style style:name="Tabla4.B" style:family="table-column">
      <style:table-column-properties style:column-width="5.689cm"/>
    </style:style>
    <style:style style:name="Tabla4.C" style:family="table-column">
      <style:table-column-properties style:column-width="6.72cm"/>
    </style:style>
    <style:style style:name="Tabla4.D" style:family="table-column">
      <style:table-column-properties style:column-width="2.884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5.A" style:family="table-column">
      <style:table-column-properties style:column-width="2.09cm"/>
    </style:style>
    <style:style style:name="Tabla5.B" style:family="table-column">
      <style:table-column-properties style:column-width="6.41cm"/>
    </style:style>
    <style:style style:name="Tabla5.C" style:family="table-column">
      <style:table-column-properties style:column-width="5.999cm"/>
    </style:style>
    <style:style style:name="Tabla5.D" style:family="table-column">
      <style:table-column-properties style:column-width="2.514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ffffff" officeooo:rsid="002f453e" officeooo:paragraph-rsid="002f453e"/>
    </style:style>
    <style:style style:name="P2" style:family="paragraph" style:parent-style-name="Footer">
      <style:paragraph-properties fo:text-align="center" style:justify-single-word="false"/>
      <style:text-properties officeooo:rsid="002f453e" officeooo:paragraph-rsid="002f453e"/>
    </style:style>
    <style:style style:name="P3" style:family="paragraph" style:parent-style-name="Text_20_body">
      <style:text-properties officeooo:rsid="001edf6d"/>
    </style:style>
    <style:style style:name="P4" style:family="paragraph" style:parent-style-name="Text_20_body">
      <style:text-properties officeooo:paragraph-rsid="001edf6d"/>
    </style:style>
    <style:style style:name="P5" style:family="paragraph" style:parent-style-name="Standard">
      <style:paragraph-properties style:vertical-align="middle" style:writing-mode="page"/>
      <style:text-properties officeooo:paragraph-rsid="002744ae"/>
    </style:style>
    <style:style style:name="P6" style:family="paragraph" style:parent-style-name="Standard">
      <style:paragraph-properties style:vertical-align="middle" style:writing-mode="page"/>
      <style:text-properties officeooo:paragraph-rsid="002f010f"/>
    </style:style>
    <style:style style:name="P7" style:family="paragraph" style:parent-style-name="Standard">
      <style:paragraph-properties fo:text-align="justify" style:justify-single-word="false" style:writing-mode="page"/>
    </style:style>
    <style:style style:name="P8" style:family="paragraph" style:parent-style-name="Standard">
      <style:paragraph-properties fo:text-align="justify" style:justify-single-word="false" style:writing-mode="page"/>
      <style:text-properties officeooo:paragraph-rsid="001edf6d"/>
    </style:style>
    <style:style style:name="P9" style:family="paragraph" style:parent-style-name="Standard">
      <style:paragraph-properties fo:text-align="justify" style:justify-single-word="false" style:writing-mode="page"/>
      <style:text-properties style:text-underline-style="none" officeooo:paragraph-rsid="001edf6d"/>
    </style:style>
    <style:style style:name="P10" style:family="paragraph" style:parent-style-name="Text_20_body">
      <style:paragraph-properties fo:text-align="justify" style:justify-single-word="false" style:writing-mode="page"/>
      <style:text-properties officeooo:rsid="00263ce9" officeooo:paragraph-rsid="00263ce9"/>
    </style:style>
    <style:style style:name="P11" style:family="paragraph" style:parent-style-name="Text_20_body">
      <style:paragraph-properties fo:text-align="justify" style:justify-single-word="false" style:writing-mode="page"/>
      <style:text-properties officeooo:paragraph-rsid="00303e01"/>
    </style:style>
    <style:style style:name="P12" style:family="paragraph" style:parent-style-name="Text_20_body">
      <style:paragraph-properties fo:text-align="justify" style:justify-single-word="false" style:writing-mode="page"/>
      <style:text-properties officeooo:rsid="00303e01" officeooo:paragraph-rsid="00303e01"/>
    </style:style>
    <style:style style:name="P13" style:family="paragraph" style:parent-style-name="Table_20_Contents">
      <style:paragraph-properties style:vertical-align="middle" style:writing-mode="page"/>
      <style:text-properties officeooo:rsid="002744ae" officeooo:paragraph-rsid="002744ae"/>
    </style:style>
    <style:style style:name="P14" style:family="paragraph" style:parent-style-name="Table_20_Contents">
      <style:paragraph-properties style:vertical-align="middle" style:writing-mode="page"/>
      <style:text-properties officeooo:rsid="002f010f" officeooo:paragraph-rsid="002f010f"/>
    </style:style>
    <style:style style:name="P15" style:family="paragraph" style:parent-style-name="Table_20_Contents">
      <style:text-properties fo:font-weight="bold" officeooo:rsid="002744ae" officeooo:paragraph-rsid="002744ae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e01" officeooo:paragraph-rsid="00303e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itle">
      <style:text-properties style:font-name="Lucida Handwriting" fo:font-weight="bold" style:font-weight-asian="bold" style:font-weight-complex="bold"/>
    </style:style>
    <style:style style:name="P18" style:family="paragraph" style:parent-style-name="Standard" style:list-style-name="L3"/>
    <style:style style:name="P19" style:family="paragraph" style:parent-style-name="Standard" style:list-style-name="L3">
      <style:text-properties officeooo:paragraph-rsid="002f010f"/>
    </style:style>
    <style:style style:name="P20" style:family="paragraph" style:parent-style-name="Standard" style:list-style-name="L3">
      <style:text-properties officeooo:paragraph-rsid="0030e0c1"/>
    </style:style>
    <style:style style:name="P21" style:family="paragraph" style:parent-style-name="Standard">
      <style:text-properties officeooo:paragraph-rsid="0030e0c1"/>
    </style:style>
    <style:style style:name="P22" style:family="paragraph" style:parent-style-name="Standard" style:list-style-name="L4"/>
    <style:style style:name="P23" style:family="paragraph" style:parent-style-name="Standard" style:list-style-name="L4">
      <style:text-properties officeooo:paragraph-rsid="0030e0c1"/>
    </style:style>
    <style:style style:name="P24" style:family="paragraph" style:parent-style-name="Standard" style:list-style-name="L4">
      <style:text-properties officeooo:paragraph-rsid="00332fe9"/>
    </style:style>
    <style:style style:name="P25" style:family="paragraph" style:parent-style-name="Standard" style:list-style-name="L5"/>
    <style:style style:name="P26" style:family="paragraph" style:parent-style-name="Standard">
      <style:text-properties officeooo:paragraph-rsid="00315614"/>
    </style:style>
    <style:style style:name="P27" style:family="paragraph" style:parent-style-name="Standard">
      <style:text-properties officeooo:paragraph-rsid="00332fe9"/>
    </style:style>
    <style:style style:name="P28" style:family="paragraph" style:parent-style-name="Standard" style:list-style-name="L3">
      <style:text-properties officeooo:rsid="00332fe9" officeooo:paragraph-rsid="00332fe9"/>
    </style:style>
    <style:style style:name="P29" style:family="paragraph" style:parent-style-name="Standard" style:list-style-name="L1">
      <style:paragraph-properties fo:text-align="justify" style:justify-single-word="false" style:writing-mode="page"/>
    </style:style>
    <style:style style:name="P30" style:family="paragraph" style:parent-style-name="Standard">
      <style:paragraph-properties fo:text-align="justify" style:justify-single-word="false" style:writing-mode="page"/>
      <style:text-properties officeooo:paragraph-rsid="001edf6d"/>
    </style:style>
    <style:style style:name="P31" style:family="paragraph" style:parent-style-name="Standard" style:list-style-name="L2">
      <style:paragraph-properties style:vertical-align="middle" style:writing-mode="page"/>
      <style:text-properties officeooo:paragraph-rsid="002744ae"/>
    </style:style>
    <style:style style:name="P32" style:family="paragraph" style:parent-style-name="Standard" style:list-style-name="L2">
      <style:paragraph-properties style:vertical-align="middle" style:writing-mode="page"/>
      <style:text-properties officeooo:paragraph-rsid="002f453e"/>
    </style:style>
    <style:style style:name="P33" style:family="paragraph" style:parent-style-name="Standard" style:list-style-name="L2">
      <style:paragraph-properties style:vertical-align="middle" style:writing-mode="page"/>
      <style:text-properties officeooo:paragraph-rsid="002f010f"/>
    </style:style>
    <style:style style:name="P34" style:family="paragraph" style:parent-style-name="Standard">
      <style:paragraph-properties style:vertical-align="middle" style:writing-mode="page"/>
      <style:text-properties officeooo:paragraph-rsid="0030e0c1"/>
    </style:style>
    <style:style style:name="P35" style:family="paragraph" style:parent-style-name="Standard">
      <style:paragraph-properties style:vertical-align="middle" style:writing-mode="page"/>
      <style:text-properties officeooo:paragraph-rsid="00315614"/>
    </style:style>
    <style:style style:name="P36" style:family="paragraph" style:parent-style-name="Standard" style:list-style-name="L4">
      <style:paragraph-properties style:vertical-align="middle" style:writing-mode="page"/>
      <style:text-properties officeooo:paragraph-rsid="0030e0c1"/>
    </style:style>
    <style:style style:name="P37" style:family="paragraph" style:parent-style-name="Standard">
      <style:paragraph-properties style:vertical-align="middle" style:writing-mode="page"/>
      <style:text-properties officeooo:rsid="00332fe9" officeooo:paragraph-rsid="00332fe9"/>
    </style:style>
    <style:style style:name="P38" style:family="paragraph" style:parent-style-name="Standard" style:list-style-name="L6">
      <style:paragraph-properties style:vertical-align="middle" style:writing-mode="page"/>
      <style:text-properties officeooo:rsid="00332fe9" officeooo:paragraph-rsid="00332fe9"/>
    </style:style>
    <style:style style:name="P39" style:family="paragraph" style:parent-style-name="Standard">
      <style:paragraph-properties fo:text-align="justify" style:justify-single-word="false" style:writing-mode="page"/>
      <style:text-properties officeooo:rsid="00382752" officeooo:paragraph-rsid="00382752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Text_20_body">
      <style:text-properties officeooo:paragraph-rsid="0030e0c1"/>
    </style:style>
    <style:style style:name="P42" style:family="paragraph" style:parent-style-name="Text_20_body">
      <style:text-properties officeooo:paragraph-rsid="00315614"/>
    </style:style>
    <style:style style:name="P43" style:family="paragraph" style:parent-style-name="Text_20_body">
      <style:text-properties officeooo:paragraph-rsid="00332fe9"/>
    </style:style>
    <style:style style:name="P44" style:family="paragraph" style:parent-style-name="Text_20_body">
      <style:text-properties officeooo:rsid="00332fe9" officeooo:paragraph-rsid="00332fe9"/>
    </style:style>
    <style:style style:name="P45" style:family="paragraph" style:parent-style-name="Text_20_body">
      <style:text-properties officeooo:rsid="00352949" officeooo:paragraph-rsid="00352949"/>
    </style:style>
    <style:style style:name="P46" style:family="paragraph" style:parent-style-name="Text_20_body">
      <style:paragraph-properties fo:margin-top="0cm" fo:margin-bottom="0.25cm" loext:contextual-spacing="true" fo:line-height="100%" style:writing-mode="page"/>
      <style:text-properties officeooo:rsid="00352949" officeooo:paragraph-rsid="00352949"/>
    </style:style>
    <style:style style:name="P47" style:family="paragraph" style:parent-style-name="Heading_20_1" style:list-style-name="">
      <style:text-properties officeooo:paragraph-rsid="00236e2e"/>
    </style:style>
    <style:style style:name="P48" style:family="paragraph" style:parent-style-name="Heading_20_1">
      <style:paragraph-properties fo:text-align="justify" style:justify-single-word="false" style:writing-mode="page"/>
    </style:style>
    <style:style style:name="P49" style:family="paragraph" style:parent-style-name="Heading_20_1" style:list-style-name="">
      <style:paragraph-properties fo:text-align="justify" style:justify-single-word="false" style:writing-mode="page"/>
    </style:style>
    <style:style style:name="P50" style:family="paragraph" style:parent-style-name="Heading_20_1" style:list-style-name="">
      <style:paragraph-properties fo:text-align="justify" style:justify-single-word="false" style:writing-mode="page"/>
      <style:text-properties officeooo:rsid="00303e01" officeooo:paragraph-rsid="00303e01"/>
    </style:style>
    <style:style style:name="P51" style:family="paragraph" style:parent-style-name="Heading_20_1">
      <style:paragraph-properties fo:text-align="justify" style:justify-single-word="false" fo:break-before="page" style:writing-mode="page"/>
    </style:style>
    <style:style style:name="P52" style:family="paragraph" style:parent-style-name="Heading_20_1">
      <style:paragraph-properties fo:text-align="justify" style:justify-single-word="false" fo:break-before="page" style:writing-mode="page"/>
      <style:text-properties officeooo:rsid="00303e01" officeooo:paragraph-rsid="00303e01"/>
    </style:style>
    <style:style style:name="P53" style:family="paragraph" style:parent-style-name="Heading_20_1">
      <style:paragraph-properties fo:break-before="page"/>
      <style:text-properties officeooo:paragraph-rsid="00236e2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Heading_20_2" style:list-style-name=""/>
    <style:style style:name="P56" style:family="paragraph" style:parent-style-name="Heading_20_2">
      <style:paragraph-properties fo:text-align="justify" style:justify-single-word="false" style:writing-mode="page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Heading_20_3" style:list-style-name="">
      <style:paragraph-properties fo:text-align="justify" style:justify-single-word="false" style:writing-mode="page"/>
    </style:style>
    <style:style style:name="P60" style:family="paragraph" style:parent-style-name="Heading_20_3">
      <style:paragraph-properties fo:text-align="justify" style:justify-single-word="false" fo:break-before="page" style:writing-mode="page"/>
    </style:style>
    <style:style style:name="P61" style:family="paragraph" style:parent-style-name="Heading_20_3">
      <style:paragraph-properties fo:break-before="page"/>
    </style:style>
    <style:style style:name="P62" style:family="paragraph" style:parent-style-name="Heading_20_3">
      <style:paragraph-properties fo:break-before="page"/>
      <style:text-properties officeooo:paragraph-rsid="0030e0c1"/>
    </style:style>
    <style:style style:name="P63" style:family="paragraph" style:parent-style-name="Heading_20_3">
      <style:paragraph-properties fo:break-before="page"/>
      <style:text-properties officeooo:paragraph-rsid="00332fe9"/>
    </style:style>
    <style:style style:name="P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Heading_20_4">
      <style:text-properties officeooo:rsid="002f010f" officeooo:paragraph-rsid="002f010f"/>
    </style:style>
    <style:style style:name="P66" style:family="paragraph" style:parent-style-name="Heading_20_4">
      <style:text-properties officeooo:rsid="002f010f" officeooo:paragraph-rsid="00332fe9"/>
    </style:style>
    <style:style style:name="P67" style:family="paragraph" style:parent-style-name="Heading_20_4">
      <style:text-properties officeooo:paragraph-rsid="0030e0c1"/>
    </style:style>
    <style:style style:name="P68" style:family="paragraph" style:parent-style-name="Heading_20_4">
      <style:text-properties officeooo:paragraph-rsid="00315614"/>
    </style:style>
    <style:style style:name="P69" style:family="paragraph" style:parent-style-name="Heading_20_4">
      <style:text-properties officeooo:paragraph-rsid="00332fe9"/>
    </style:style>
    <style:style style:name="P70" style:family="paragraph" style:parent-style-name="Heading_20_4">
      <style:paragraph-properties fo:text-align="justify" style:justify-single-word="false" style:writing-mode="page"/>
    </style:style>
    <style:style style:name="P71" style:family="paragraph" style:parent-style-name="Heading_20_5">
      <style:text-properties officeooo:paragraph-rsid="002744ae"/>
    </style:style>
    <style:style style:name="P72" style:family="paragraph" style:parent-style-name="Table_20_Contents">
      <style:text-properties fo:font-weight="bold" officeooo:rsid="002744ae" officeooo:paragraph-rsid="0030e0c1" style:font-weight-asian="bold" style:font-weight-complex="bold"/>
    </style:style>
    <style:style style:name="P73" style:family="paragraph" style:parent-style-name="Table_20_Contents">
      <style:text-properties fo:font-weight="bold" officeooo:rsid="002744ae" officeooo:paragraph-rsid="00315614" style:font-weight-asian="bold" style:font-weight-complex="bold"/>
    </style:style>
    <style:style style:name="P74" style:family="paragraph" style:parent-style-name="Table_20_Contents">
      <style:text-properties fo:font-weight="bold" officeooo:rsid="002744ae" officeooo:paragraph-rsid="00332fe9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aafa" officeooo:paragraph-rsid="0036a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3e01" officeooo:paragraph-rsid="00303e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style:vertical-align="middle" style:writing-mode="page"/>
      <style:text-properties officeooo:rsid="002f010f" officeooo:paragraph-rsid="0030e0c1"/>
    </style:style>
    <style:style style:name="P78" style:family="paragraph" style:parent-style-name="Table_20_Contents">
      <style:paragraph-properties style:vertical-align="middle" style:writing-mode="page"/>
      <style:text-properties officeooo:rsid="002f010f" officeooo:paragraph-rsid="00332fe9"/>
    </style:style>
    <style:style style:name="P79" style:family="paragraph" style:parent-style-name="Table_20_Contents">
      <style:paragraph-properties style:vertical-align="middle" style:writing-mode="page"/>
      <style:text-properties officeooo:rsid="002744ae" officeooo:paragraph-rsid="0030e0c1"/>
    </style:style>
    <style:style style:name="P80" style:family="paragraph" style:parent-style-name="Table_20_Contents">
      <style:paragraph-properties style:vertical-align="middle" style:writing-mode="page"/>
      <style:text-properties officeooo:rsid="00315614" officeooo:paragraph-rsid="00315614"/>
    </style:style>
    <style:style style:name="P81" style:family="paragraph" style:parent-style-name="Table_20_Contents">
      <style:paragraph-properties style:vertical-align="middle" style:writing-mode="page"/>
      <style:text-properties officeooo:rsid="00332fe9" officeooo:paragraph-rsid="00332fe9"/>
    </style:style>
    <style:style style:name="T1" style:family="text">
      <style:text-properties style:font-name="Lucida Handwriting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ucida Handwriting" fo:font-weight="bold" style:font-weight-asian="bold" style:font-weight-complex="bold"/>
    </style:style>
    <style:style style:name="T3" style:family="text">
      <style:text-properties officeooo:rsid="001edf6d"/>
    </style:style>
    <style:style style:name="T4" style:family="text">
      <style:text-properties officeooo:rsid="0020272d"/>
    </style:style>
    <style:style style:name="T5" style:family="text">
      <style:text-properties officeooo:rsid="0022230d"/>
    </style:style>
    <style:style style:name="T6" style:family="text">
      <style:text-properties officeooo:rsid="0024ab92"/>
    </style:style>
    <style:style style:name="T7" style:family="text">
      <style:text-properties officeooo:rsid="002744ae"/>
    </style:style>
    <style:style style:name="T8" style:family="text">
      <style:text-properties officeooo:rsid="0029240b"/>
    </style:style>
    <style:style style:name="T9" style:family="text">
      <style:text-properties officeooo:rsid="002a7b57"/>
    </style:style>
    <style:style style:name="T10" style:family="text">
      <style:text-properties officeooo:rsid="002b0e96"/>
    </style:style>
    <style:style style:name="T11" style:family="text">
      <style:text-properties officeooo:rsid="002f010f"/>
    </style:style>
    <style:style style:name="T12" style:family="text">
      <style:text-properties officeooo:rsid="002f453e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officeooo:rsid="0030424b"/>
    </style:style>
    <style:style style:name="T15" style:family="text">
      <style:text-properties officeooo:rsid="0030c518"/>
    </style:style>
    <style:style style:name="T16" style:family="text">
      <style:text-properties officeooo:rsid="0030e0c1"/>
    </style:style>
    <style:style style:name="T17" style:family="text">
      <style:text-properties officeooo:rsid="00315614"/>
    </style:style>
    <style:style style:name="T18" style:family="text">
      <style:text-properties officeooo:rsid="00332fe9"/>
    </style:style>
    <style:style style:name="T19" style:family="text">
      <style:text-properties fo:color="#ce181e"/>
    </style:style>
    <style:style style:name="T20" style:family="text">
      <style:text-properties officeooo:rsid="00363468"/>
    </style:style>
    <style:style style:name="T21" style:family="text">
      <style:text-properties officeooo:rsid="0038275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4.168cm" fo:min-width="6.694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<text:span text:style-name="T13">id</text:span>P<text:span text:style-name="T13">oints</text:span></text:p>
      <text:p text:style-name="Subtitle">A <text:span text:style-name="T3">R</text:span>eward <text:span text:style-name="T3">S</text:span>ystem <text:span text:style-name="T3">F</text:span>or <text:span text:style-name="T3">K</text:span>ids</text:p>
      <text:p text:style-name="P3"><text:bookmark-start text:name="__RefHeading___Toc111_1919570303"/><text:bookmark-end text:name="__RefHeading___Toc111_1919570303"/></text:p>
      <text:table-of-content text:style-name="Sect1" text:protected="true" text:name="Sumario1">
        <text:table-of-content-source text:outline-level="3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mary</text:p>
          </text:index-title>
          <text:p text:style-name="P54"><text:a xlink:type="simple" xlink:href="#__RefHeading___Toc113_1919570303" text:style-name="Index_20_Link" text:visited-style-name="Index_20_Link">Introduction<text:tab/>1</text:a></text:p>
          <text:p text:style-name="P54"><text:a xlink:type="simple" xlink:href="#__RefHeading___Toc431_2604272728" text:style-name="Index_20_Link" text:visited-style-name="Index_20_Link">About this document<text:tab/>1</text:a></text:p>
          <text:p text:style-name="P54"><text:a xlink:type="simple" xlink:href="#__RefHeading___Toc115_1919570303" text:style-name="Index_20_Link" text:visited-style-name="Index_20_Link">Functional Requirements<text:tab/>2</text:a></text:p>
          <text:p text:style-name="P58"><text:a xlink:type="simple" xlink:href="#__RefHeading___Toc221_1919570303" text:style-name="Index_20_Link" text:visited-style-name="Index_20_Link">How to access<text:tab/>2</text:a></text:p>
          <text:p text:style-name="P64"><text:a xlink:type="simple" xlink:href="#__RefHeading___Toc223_1919570303" text:style-name="Index_20_Link" text:visited-style-name="Index_20_Link">Login Page (login)<text:tab/>3</text:a></text:p>
          <text:p text:style-name="P64"><text:a xlink:type="simple" xlink:href="#__RefHeading___Toc416_2604272728" text:style-name="Index_20_Link" text:visited-style-name="Index_20_Link">Forgot your password page (fyp)<text:tab/>4</text:a></text:p>
          <text:p text:style-name="P64"><text:a xlink:type="simple" xlink:href="#__RefHeading___Toc562_678921284" text:style-name="Index_20_Link" text:visited-style-name="Index_20_Link">Sign Up Page (signup)<text:tab/>5</text:a></text:p>
          <text:p text:style-name="P64"><text:a xlink:type="simple" xlink:href="#__RefHeading___Toc564_678921284" text:style-name="Index_20_Link" text:visited-style-name="Index_20_Link">Activation Link:<text:tab/>6</text:a></text:p>
          <text:p text:style-name="P64"><text:a xlink:type="simple" xlink:href="#__RefHeading___Toc566_678921284" text:style-name="Index_20_Link" text:visited-style-name="Index_20_Link">User registered page (userregistered)<text:tab/>7</text:a></text:p>
          <text:p text:style-name="P54"><text:a xlink:type="simple" xlink:href="#__RefHeading___Toc438_1919570303" text:style-name="Index_20_Link" text:visited-style-name="Index_20_Link">Entities<text:tab/>8</text:a></text:p>
          <text:p text:style-name="P58"><text:a xlink:type="simple" xlink:href="#__RefHeading___Toc582_678921284" text:style-name="Index_20_Link" text:visited-style-name="Index_20_Link">User document<text:tab/>9</text:a></text:p>
        </text:index-body>
      </text:table-of-content>
      <text:p text:style-name="P4"/>
      <text:h text:style-name="P48" text:outline-level="1"><text:bookmark-start text:name="__RefHeading___Toc113_1919570303"/>Introduction<text:bookmark-end text:name="__RefHeading___Toc113_1919570303"/></text:h>
      <text:p text:style-name="P10">KidPoints is a reward system for kids. Its purpose is to motivate children’s good behaviour through earning points, which will be exchanged for prizes.</text:p>
      <text:p text:style-name="P10">The user will <text:span text:style-name="T15">be able to </text:span>manage their kids daily points, set a new reward, establish a new challenge, and <text:span text:style-name="T15">use </text:span>a full pack <text:span text:style-name="T7">of other features.</text:span></text:p>
      <text:h text:style-name="P50" text:outline-level="1"/>
      <text:h text:style-name="P52" text:outline-level="1"><text:bookmark-start text:name="__RefHeading___Toc431_2604272728"/>About this document<text:bookmark-end text:name="__RefHeading___Toc431_2604272728"/></text:h>
      <table:table table:name="Tabla2" table:style-name="Tabla2" table:template-name="Estilo predeterminado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6">Date</text:p>
          </table:table-cell>
          <table:table-cell table:style-name="Tabla2.B1" office:value-type="string">
            <text:p text:style-name="P76">Updates</text:p>
          </table:table-cell>
        </table:table-row>
        <table:table-row table:style-name="Tabla2.1">
          <table:table-cell table:style-name="Tabla2.A2" office:value-type="string">
            <text:p text:style-name="P16">21/02/18</text:p>
          </table:table-cell>
          <table:table-cell table:style-name="Tabla2.B2" office:value-type="string">
            <text:p text:style-name="P16">Creation <text:span text:style-name="T14">of this document</text:span></text:p>
          </table:table-cell>
        </table:table-row>
        <table:table-row>
          <table:table-cell table:style-name="Tabla2.A2" office:value-type="string">
            <text:p text:style-name="P75">22/02/18</text:p>
          </table:table-cell>
          <table:table-cell table:style-name="Tabla2.B2" office:value-type="string">
            <text:p text:style-name="P75">How to access section</text:p>
          </table:table-cell>
        </table:table-row>
      </table:table>
      <text:p text:style-name="P11"/>
      <text:p text:style-name="P12"/>
      <text:h text:style-name="P49" text:outline-level="1"/>
      <text:h text:style-name="P51" text:outline-level="1"><text:bookmark-start text:name="__RefHeading___Toc115_1919570303"/>Functional Requirements<text:bookmark-end text:name="__RefHeading___Toc115_1919570303"/></text:h>
      <text:p text:style-name="P7"/>
      <text:h text:style-name="P56" text:outline-level="2"><text:bookmark-start text:name="__RefHeading___Toc221_1919570303"/>How to access<text:bookmark-end text:name="__RefHeading___Toc221_1919570303"/></text:h>
      <text:p text:style-name="P7"/>
      <text:p text:style-name="P8">This is a secured web application. Every user has to <text:span text:style-name="T3">sign up and </text:span>login in order to get full access to <text:span text:style-name="T3">all the</text:span> features. </text:p>
      <text:p text:style-name="P39">For the sake of clarity, this section is limited to the access of the application, not the application itself (see next section)</text:p>
      <text:p text:style-name="P8"><text:span text:style-name="T21">So, t</text:span>he<text:span text:style-name="T3">se</text:span> first three pages (welcome, sign up and forget your password) are the only ones visible without authentication.</text:p>
      <text:p text:style-name="P7"/>
      <text:h text:style-name="P59" text:outline-level="3"/>
      <text:h text:style-name="P60" text:outline-level="3"><text:bookmark-start text:name="__RefHeading___Toc223_1919570303"/><text:span text:style-name="T9">Login</text:span> Page <text:span text:style-name="T9">(login)</text:span><text:bookmark-end text:name="__RefHeading___Toc223_1919570303"/></text:h>
      <text:p text:style-name="P9"/>
      <text:p text:style-name="P7">From this screen, a new user sign<text:span text:style-name="T7">s</text:span> up in the application, and a<text:span text:style-name="T3">n</text:span> existing user log<text:span text:style-name="T7">s</text:span> <text:span text:style-name="T7">in</text:span>.</text:p>
      <text:p text:style-name="P7"/>
      <text:h text:style-name="P70" text:outline-level="4"><text:bookmark-start text:name="__RefHeading___Toc226_1919570303"/>F<text:span text:style-name="T4">orm</text:span>:<text:bookmark-end text:name="__RefHeading___Toc226_1919570303"/></text:h>
      <text:list xml:id="list868579571" text:style-name="L1">
        <text:list-item>
          <text:p text:style-name="P29">E-mail (text field – <text:span text:style-name="T5">mandatory mark – validation required</text:span>) </text:p>
        </text:list-item>
        <text:list-item>
          <text:p text:style-name="P29">Password (password field – <text:span text:style-name="T5">mandatory mark – validation required</text:span>) </text:p>
        </text:list-item>
        <text:list-item>
          <text:p text:style-name="P29"><text:span text:style-name="T8">LOG</text:span>IN (button)</text:p>
        </text:list-item>
        <text:list-item>
          <text:p text:style-name="P29">SIGN UP (button):</text:p>
        </text:list-item>
        <text:list-item>
          <text:p text:style-name="P29">FORG<text:span text:style-name="T12">O</text:span>T YOUR PASSWORD (link)</text:p>
        </text:list-item>
      </text:list>
      <text:p text:style-name="P7"/>
      <text:h text:style-name="Heading_20_4" text:outline-level="4"><text:bookmark-start text:name="__RefHeading___Toc228_1919570303"/>A<text:span text:style-name="T4">ctions:</text:span><text:bookmark-end text:name="__RefHeading___Toc228_19195703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5">Action</text:p>
          </table:table-cell>
          <table:table-cell table:style-name="Tabla1.A1" office:value-type="string">
            <text:p text:style-name="P15">Description</text:p>
          </table:table-cell>
          <table:table-cell table:style-name="Tabla1.A1" office:value-type="string">
            <text:p text:style-name="P15">Validations</text:p>
          </table:table-cell>
          <table:table-cell table:style-name="Tabla1.D1" office:value-type="string">
            <text:p text:style-name="P15">Redirects</text:p>
          </table:table-cell>
        </table:table-row>
        <table:table-row>
          <table:table-cell table:style-name="Tabla1.A2" office:value-type="string">
            <text:p text:style-name="P13">Login</text:p>
          </table:table-cell>
          <table:table-cell table:style-name="Tabla1.A2" office:value-type="string">
            <text:p text:style-name="P5"><text:span text:style-name="T6">Validates</text:span> the user/pass against DB and redirect<text:span text:style-name="T6">s</text:span> to main page in case of success. <text:span text:style-name="T10">If validation fails,</text:span> <text:span text:style-name="T6">it </text:span>show<text:span text:style-name="T6">s</text:span> a<text:span text:style-name="T6">n</text:span> error message.</text:p>
          </table:table-cell>
          <table:table-cell table:style-name="Tabla1.A2" office:value-type="string">
            <text:list xml:id="list758053816" text:style-name="L2">
              <text:list-item>
                <text:p text:style-name="P31">Blank field/s.</text:p>
              </text:list-item>
              <text:list-item>
                <text:p text:style-name="P32">E-mail is not valid.</text:p>
              </text:list-item>
              <text:list-item>
                <text:p text:style-name="P32"><text:span text:style-name="T12">E-mail </text:span>doesn't exists in DB.</text:p>
              </text:list-item>
              <text:list-item>
                <text:p text:style-name="P31">E-mail exists, but the user is not yet active (registration email)</text:p>
              </text:list-item>
              <text:list-item>
                <text:p text:style-name="P31">Password is incorrect.</text:p>
              </text:list-item>
            </text:list>
          </table:table-cell>
          <table:table-cell table:style-name="Tabla1.D2" office:value-type="string">
            <text:p text:style-name="P13">main</text:p>
          </table:table-cell>
        </table:table-row>
        <table:table-row>
          <table:table-cell table:style-name="Tabla1.A2" office:value-type="string">
            <text:p text:style-name="P13">Sign Up</text:p>
          </table:table-cell>
          <table:table-cell table:style-name="Tabla1.A2" office:value-type="string">
            <text:p text:style-name="P13">Go to Sign Up Page</text:p>
          </table:table-cell>
          <table:table-cell table:style-name="Tabla1.A2" office:value-type="string">
            <text:p text:style-name="P13">None</text:p>
          </table:table-cell>
          <table:table-cell table:style-name="Tabla1.D2" office:value-type="string">
            <text:p text:style-name="P13"><text:span text:style-name="T9">s</text:span>ignup</text:p>
          </table:table-cell>
        </table:table-row>
        <table:table-row>
          <table:table-cell table:style-name="Tabla1.A2" office:value-type="string">
            <text:p text:style-name="P13">Forg<text:span text:style-name="T12">o</text:span>t Your Password?</text:p>
          </table:table-cell>
          <table:table-cell table:style-name="Tabla1.A2" office:value-type="string">
            <text:p text:style-name="P13">Go to FYP Page</text:p>
          </table:table-cell>
          <table:table-cell table:style-name="Tabla1.A2" office:value-type="string">
            <text:p text:style-name="P13">None</text:p>
          </table:table-cell>
          <table:table-cell table:style-name="Tabla1.D2" office:value-type="string">
            <text:p text:style-name="P13">fyp</text:p>
          </table:table-cell>
        </table:table-row>
      </table:table>
      <text:p text:style-name="Text_20_body"/>
      <text:h text:style-name="P71" text:outline-level="5"/>
      <text:p text:style-name="Standard"/>
      <text:p text:style-name="Standard"/>
      <text:p text:style-name="Standard"/>
      <text:p text:style-name="Standard"/>
      <text:h text:style-name="P61" text:outline-level="3"><text:bookmark-start text:name="__RefHeading___Toc416_2604272728"/>F<text:span text:style-name="T11">orgot your password</text:span> <text:span text:style-name="T11">p</text:span>age <text:span text:style-name="T11">(fyp)</text:span><text:bookmark-end text:name="__RefHeading___Toc416_2604272728"/></text:h>
      <text:h text:style-name="P65" text:outline-level="4">Form:</text:h>
      <text:list xml:id="list2382748047" text:style-name="L3">
        <text:list-item>
          <text:p text:style-name="P19">E-mail (text field – <text:span text:style-name="T5">mandatory mark – validation required</text:span>) </text:p>
        </text:list-item>
        <text:list-item>
          <text:p text:style-name="P18">SUBMIT BUTTON</text:p>
        </text:list-item>
        <text:list-item>
          <text:p text:style-name="P18">RESET BUTTON</text:p>
        </text:list-item>
        <text:list-item>
          <text:p text:style-name="P18">GO BACK BUTTON</text:p>
        </text:list-item>
      </text:list>
      <text:p text:style-name="Standard"/>
      <text:h text:style-name="Heading_20_4" text:outline-level="4">Actions:</text:h>
      <table:table table:name="ACTIONS_FYP" table:style-name="ACTIONS_5f_FYP" table:template-name="Estilo predeterminado">
        <table:table-column table:style-name="ACTIONS_5f_FYP.A"/>
        <table:table-column table:style-name="ACTIONS_5f_FYP.B"/>
        <table:table-column table:style-name="ACTIONS_5f_FYP.C"/>
        <table:table-column table:style-name="ACTIONS_5f_FYP.D"/>
        <table:table-row table:style-name="ACTIONS_5f_FYP.1">
          <table:table-cell table:style-name="ACTIONS_5f_FYP.A1" office:value-type="string">
            <text:p text:style-name="P15">Action</text:p>
          </table:table-cell>
          <table:table-cell table:style-name="ACTIONS_5f_FYP.A1" office:value-type="string">
            <text:p text:style-name="P15">Description</text:p>
          </table:table-cell>
          <table:table-cell table:style-name="ACTIONS_5f_FYP.A1" office:value-type="string">
            <text:p text:style-name="P15">Validations</text:p>
          </table:table-cell>
          <table:table-cell table:style-name="ACTIONS_5f_FYP.D1" office:value-type="string">
            <text:p text:style-name="P15">Redirects</text:p>
          </table:table-cell>
        </table:table-row>
        <table:table-row>
          <table:table-cell table:style-name="ACTIONS_5f_FYP.A2" office:value-type="string">
            <text:p text:style-name="P14">Submit</text:p>
          </table:table-cell>
          <table:table-cell table:style-name="ACTIONS_5f_FYP.A2" office:value-type="string">
            <text:p text:style-name="P6"><text:span text:style-name="T11">Validates email and sends </text:span>an automatic <text:span text:style-name="T11">message</text:span> to the user with the stored password. Redirects to <text:span text:style-name="T11">Login</text:span> <text:span text:style-name="T11">p</text:span>age <text:span text:style-name="T11">or shows an error message.</text:span></text:p>
          </table:table-cell>
          <table:table-cell table:style-name="ACTIONS_5f_FYP.A2" office:value-type="string">
            <text:list xml:id="list140815438305222" text:continue-list="list758053816" text:style-name="L2">
              <text:list-item>
                <text:p text:style-name="P33">E-mail is <text:span text:style-name="T11">empty.</text:span></text:p>
              </text:list-item>
              <text:list-item>
                <text:p text:style-name="P33"><text:span text:style-name="T11">E-mail is </text:span>not valid.</text:p>
              </text:list-item>
              <text:list-item>
                <text:p text:style-name="P33"><text:span text:style-name="T11">E-mail </text:span>doesn't exists in DB.</text:p>
              </text:list-item>
              <text:list-item>
                <text:p text:style-name="P31">E-mail exists, but the user is not yet active (registration email)</text:p>
              </text:list-item>
            </text:list>
          </table:table-cell>
          <table:table-cell table:style-name="ACTIONS_5f_FYP.D2" office:value-type="string">
            <text:p text:style-name="P14">login</text:p>
          </table:table-cell>
        </table:table-row>
        <table:table-row>
          <table:table-cell table:style-name="ACTIONS_5f_FYP.A2" office:value-type="string">
            <text:p text:style-name="P14">Reset</text:p>
          </table:table-cell>
          <table:table-cell table:style-name="ACTIONS_5f_FYP.A2" office:value-type="string">
            <text:p text:style-name="P14">Empties text field.</text:p>
          </table:table-cell>
          <table:table-cell table:style-name="ACTIONS_5f_FYP.A2" office:value-type="string">
            <text:p text:style-name="P13">None</text:p>
          </table:table-cell>
          <table:table-cell table:style-name="ACTIONS_5f_FYP.D2" office:value-type="string">
            <text:p text:style-name="P14"/>
          </table:table-cell>
        </table:table-row>
        <table:table-row>
          <table:table-cell table:style-name="ACTIONS_5f_FYP.A2" office:value-type="string">
            <text:p text:style-name="P14">Go Back</text:p>
          </table:table-cell>
          <table:table-cell table:style-name="ACTIONS_5f_FYP.A2" office:value-type="string">
            <text:p text:style-name="P14">Goes to login page</text:p>
          </table:table-cell>
          <table:table-cell table:style-name="ACTIONS_5f_FYP.A2" office:value-type="string">
            <text:p text:style-name="P13">None</text:p>
          </table:table-cell>
          <table:table-cell table:style-name="ACTIONS_5f_FYP.D2" office:value-type="string">
            <text:p text:style-name="P14">login</text:p>
          </table:table-cell>
        </table:table-row>
      </table:table>
      <text:p text:style-name="Text_20_body"/>
      <text:p text:style-name="Standard"/>
      <text:p text:style-name="Standard"/>
      <text:p text:style-name="Standard"/>
      <text:h text:style-name="P62" text:outline-level="3"><text:bookmark-start text:name="__RefHeading___Toc562_678921284"/><text:span text:style-name="T16">Sign Up</text:span> <text:span text:style-name="T16">P</text:span>age <text:span text:style-name="T11">(signup)</text:span><text:bookmark-end text:name="__RefHeading___Toc562_678921284"/></text:h>
      <text:h text:style-name="P67" text:outline-level="4"><text:span text:style-name="T11">Form:</text:span></text:h>
      <text:list xml:id="list140815149883785" text:continue-list="list2382748047" text:style-name="L3">
        <text:list-item>
          <text:p text:style-name="P20">Name (text field – <text:span text:style-name="T5">mandatory mark – maximum length to define</text:span>)</text:p>
        </text:list-item>
        <text:list-item>
          <text:p text:style-name="P20">Genre (F/M combo) <text:s text:c="3"/></text:p>
        </text:list-item>
        <text:list-item>
          <text:p text:style-name="P20"><text:span text:style-name="T16">E</text:span>mail (text field – <text:span text:style-name="T5">mandatory mark – validation required</text:span>)</text:p>
        </text:list-item>
        <text:list-item>
          <text:p text:style-name="P20"><text:span text:style-name="T19">¿Additional data?</text:span> </text:p>
        </text:list-item>
        <text:list-item>
          <text:p text:style-name="P20">Password (<text:span text:style-name="T16">password</text:span> field – <text:span text:style-name="T5">mandatory mark – validation required - maximum length</text:span>)</text:p>
        </text:list-item>
        <text:list-item>
          <text:p text:style-name="P20">Repeat password (<text:span text:style-name="T16">password</text:span> field – <text:span text:style-name="T5">mandatory mark – validation required- maximum length</text:span>)</text:p>
        </text:list-item>
        <text:list-item>
          <text:p text:style-name="P20">SUBMIT BUTTON</text:p>
        </text:list-item>
        <text:list-item>
          <text:p text:style-name="P20">RESET BUTTON</text:p>
        </text:list-item>
        <text:list-item>
          <text:p text:style-name="P20">GO BACK BUTTON</text:p>
        </text:list-item>
      </text:list>
      <text:p text:style-name="P21"/>
      <text:h text:style-name="P67" text:outline-level="4">Actions: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72">Action</text:p>
          </table:table-cell>
          <table:table-cell table:style-name="Tabla3.A1" office:value-type="string">
            <text:p text:style-name="P72">Description</text:p>
          </table:table-cell>
          <table:table-cell table:style-name="Tabla3.A1" office:value-type="string">
            <text:p text:style-name="P72">Validations</text:p>
          </table:table-cell>
          <table:table-cell table:style-name="Tabla3.D1" office:value-type="string">
            <text:p text:style-name="P72">Redirects</text:p>
          </table:table-cell>
        </table:table-row>
        <table:table-row>
          <table:table-cell table:style-name="Tabla3.A2" office:value-type="string">
            <text:p text:style-name="P77">Submit</text:p>
          </table:table-cell>
          <table:table-cell table:style-name="Tabla3.A2" office:value-type="string">
            <text:p text:style-name="P34">This will create a new temporary user in the DB with the data introduced, and it will send a confirmation email to the user with an activation link. This link will contain at least two parameters: the user's email and a security token (stored in D<text:span text:style-name="T20">B</text:span>) in order to identify the user registry. This user's account won't be active until the link in the email is clicked.</text:p>
          </table:table-cell>
          <table:table-cell table:style-name="Tabla3.A2" office:value-type="string">
            <text:list xml:id="list1232056343" text:style-name="L4">
              <text:list-item>
                <text:p text:style-name="P23">Name is blank</text:p>
              </text:list-item>
              <text:list-item>
                <text:p text:style-name="P23">E-mail is blank, is not valid or already exists in DB.</text:p>
              </text:list-item>
              <text:list-item>
                <text:p text:style-name="P23">Password too short (6-10 chars)</text:p>
              </text:list-item>
              <text:list-item>
                <text:p text:style-name="P36">Repeated password is blank or mismatch.</text:p>
              </text:list-item>
            </text:list>
          </table:table-cell>
          <table:table-cell table:style-name="Tabla3.D2" office:value-type="string">
            <text:p text:style-name="P77">login</text:p>
          </table:table-cell>
        </table:table-row>
        <table:table-row>
          <table:table-cell table:style-name="Tabla3.A2" office:value-type="string">
            <text:p text:style-name="P77">Reset</text:p>
          </table:table-cell>
          <table:table-cell table:style-name="Tabla3.A2" office:value-type="string">
            <text:p text:style-name="P77">Empties text field.</text:p>
          </table:table-cell>
          <table:table-cell table:style-name="Tabla3.A2" office:value-type="string">
            <text:p text:style-name="P79">None</text:p>
          </table:table-cell>
          <table:table-cell table:style-name="Tabla3.D2" office:value-type="string">
            <text:p text:style-name="P77"/>
          </table:table-cell>
        </table:table-row>
        <table:table-row>
          <table:table-cell table:style-name="Tabla3.A2" office:value-type="string">
            <text:p text:style-name="P77">Go Back</text:p>
          </table:table-cell>
          <table:table-cell table:style-name="Tabla3.A2" office:value-type="string">
            <text:p text:style-name="P77">Goes to login page</text:p>
          </table:table-cell>
          <table:table-cell table:style-name="Tabla3.A2" office:value-type="string">
            <text:p text:style-name="P79">None</text:p>
          </table:table-cell>
          <table:table-cell table:style-name="Tabla3.D2" office:value-type="string">
            <text:p text:style-name="P77">login</text:p>
          </table:table-cell>
        </table:table-row>
      </table:table>
      <text:p text:style-name="P41"/>
      <text:p text:style-name="P21"/>
      <text:p text:style-name="Standard"/>
      <text:p text:style-name="Standard"/>
      <text:p text:style-name="Standard"/>
      <text:p text:style-name="Standard"/>
      <text:h text:style-name="P61" text:outline-level="3"><text:bookmark-start text:name="__RefHeading___Toc564_678921284"/>A<text:span text:style-name="T17">ctivation Link</text:span>:<text:bookmark-end text:name="__RefHeading___Toc564_678921284"/></text:h>
      <text:p text:style-name="Standard">The link sent to the user's email will activate the account. The link has to be unique, embedding at least this data:</text:p>
      <text:list xml:id="list6690055" text:style-name="L5">
        <text:list-item>
          <text:p text:style-name="P25"><text:span text:style-name="T17">E</text:span>-mail</text:p>
        </text:list-item>
        <text:list-item>
          <text:p text:style-name="P25"><text:span text:style-name="T17">Se</text:span>curity token</text:p>
        </text:list-item>
      </text:list>
      <text:p text:style-name="Standard">The link will perform the necessary actions to fully activate the user.</text:p>
      <text:p text:style-name="Standard"/>
      <text:h text:style-name="P68" text:outline-level="4">Actions: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73">Action</text:p>
          </table:table-cell>
          <table:table-cell table:style-name="Tabla4.A1" office:value-type="string">
            <text:p text:style-name="P73">Description</text:p>
          </table:table-cell>
          <table:table-cell table:style-name="Tabla4.A1" office:value-type="string">
            <text:p text:style-name="P73">Validations</text:p>
          </table:table-cell>
          <table:table-cell table:style-name="Tabla4.D1" office:value-type="string">
            <text:p text:style-name="P73">Redirects</text:p>
          </table:table-cell>
        </table:table-row>
        <table:table-row>
          <table:table-cell table:style-name="Tabla4.A2" office:value-type="string">
            <text:p text:style-name="P80">Activate</text:p>
          </table:table-cell>
          <table:table-cell table:style-name="Tabla4.A2" office:value-type="string">
            <text:p text:style-name="P35">Activates the user <text:span text:style-name="T18">given</text:span> as parameter. It will update the DB registry. Redirects to <text:span text:style-name="T17">User Registered</text:span> Page.</text:p>
          </table:table-cell>
          <table:table-cell table:style-name="Tabla4.A2" office:value-type="string">
            <text:list xml:id="list140816217260932" text:continue-list="list1232056343" text:style-name="L4">
              <text:list-item>
                <text:p text:style-name="P24">Invalid parameters.</text:p>
              </text:list-item>
              <text:list-item>
                <text:p text:style-name="P24">Email is not valid, or doesn't exists, or is already activated.</text:p>
              </text:list-item>
              <text:list-item>
                <text:p text:style-name="P22">Wrong security token.</text:p>
              </text:list-item>
            </text:list>
          </table:table-cell>
          <table:table-cell table:style-name="Tabla4.D2" office:value-type="string">
            <text:p text:style-name="P40">userregistered</text:p>
          </table:table-cell>
        </table:table-row>
      </table:table>
      <text:p text:style-name="P42"/>
      <text:p text:style-name="P26"/>
      <text:h text:style-name="P63" text:outline-level="3"><text:bookmark-start text:name="__RefHeading___Toc566_678921284"/><text:span text:style-name="T18">User registered p</text:span>age <text:span text:style-name="T11">(userregistered)</text:span><text:bookmark-end text:name="__RefHeading___Toc566_678921284"/></text:h>
      <text:p text:style-name="P44"/>
      <text:p text:style-name="P44">This page merely displays a message, indicating if the activation was succesfully or wrong. </text:p>
      <text:p text:style-name="P44">It also shows a button which redirects to login page.</text:p>
      <text:h text:style-name="P66" text:outline-level="4">Form:</text:h>
      <text:list xml:id="list140815937542549" text:continue-list="list140815149883785" text:style-name="L3">
        <text:list-item>
          <text:p text:style-name="P28">LOGIN BUTTON</text:p>
        </text:list-item>
      </text:list>
      <text:p text:style-name="P27"/>
      <text:h text:style-name="P69" text:outline-level="4">Actions: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74">Action</text:p>
          </table:table-cell>
          <table:table-cell table:style-name="Tabla5.A1" office:value-type="string">
            <text:p text:style-name="P74">Description</text:p>
          </table:table-cell>
          <table:table-cell table:style-name="Tabla5.A1" office:value-type="string">
            <text:p text:style-name="P74">Validations</text:p>
          </table:table-cell>
          <table:table-cell table:style-name="Tabla5.D1" office:value-type="string">
            <text:p text:style-name="P74">Redirects</text:p>
          </table:table-cell>
        </table:table-row>
        <table:table-row>
          <table:table-cell table:style-name="Tabla5.A2" office:value-type="string">
            <text:p text:style-name="P81">Login</text:p>
          </table:table-cell>
          <table:table-cell table:style-name="Tabla5.A2" office:value-type="string">
            <text:p text:style-name="P37">Redirects to login page</text:p>
          </table:table-cell>
          <table:table-cell table:style-name="Tabla5.A2" office:value-type="string">
            <text:list xml:id="list1984450618" text:style-name="L6">
              <text:list-header>
                <text:p text:style-name="P38">None</text:p>
              </text:list-header>
            </text:list>
          </table:table-cell>
          <table:table-cell table:style-name="Tabla5.D2" office:value-type="string">
            <text:p text:style-name="P78">login</text:p>
          </table:table-cell>
        </table:table-row>
      </table:table>
      <text:p text:style-name="P43"/>
      <text:p text:style-name="P27"/>
      <text:p text:style-name="P26"/>
      <text:p text:style-name="Standard"/>
      <text:p text:style-name="Standard"/>
      <text:p text:style-name="Standard"/>
      <text:p text:style-name="Standard"/>
      <text:p text:style-name="Standard"/>
      <text:h text:style-name="P47" text:outline-level="1"/>
      <text:h text:style-name="P53" text:outline-level="1"><text:bookmark-start text:name="__RefHeading___Toc438_1919570303"/>Entities<text:bookmark-end text:name="__RefHeading___Toc438_1919570303"/></text:h>
      <text:p text:style-name="P45">Kidpoints uses MongoDB, a noSQL Database. The application data will be stored in documents and collections, in json format.</text:p>
      <text:h text:style-name="P55" text:outline-level="2"/>
      <text:h text:style-name="P57" text:outline-level="2"><text:bookmark-start text:name="__RefHeading___Toc582_678921284"/>User document<text:bookmark-end text:name="__RefHeading___Toc582_678921284"/></text:h>
      <text:p text:style-name="P45">A document of this type will follow the next schema:</text:p>
      <text:p text:style-name="P45"/>
      <text:p text:style-name="P46"><draw:custom-shape text:anchor-type="paragraph" draw:z-index="0" draw:name="Forma1" draw:style-name="gr1" svg:width="6.695cm" svg:height="4.169cm" svg:x="-0.046cm" svg:y="-0.062cm"><text:p/><draw:enhanced-geometry svg:viewBox="0 0 21600 21600" draw:type="rectangle" draw:enhanced-path="M 0 0 L 21600 0 21600 21600 0 21600 0 0 Z N"/></draw:custom-shape>{</text:p>
      <text:p text:style-name="P46"><text:tab/>_id: <text:tab/><text:tab/>&lt;ObjectId1&gt;,</text:p>
      <text:p text:style-name="P46"><text:tab/>username: <text:tab/>&lt;String&gt;,</text:p>
      <text:p text:style-name="P46"><text:tab/>email:<text:tab/><text:tab/>&lt;String&gt;,</text:p>
      <text:p text:style-name="P46"><text:tab/>password:<text:tab/>&lt;String&gt;,</text:p>
      <text:p text:style-name="P46"><text:tab/>genre:<text:tab/><text:tab/>&lt;String&gt;,</text:p>
      <text:p text:style-name="P46"><text:tab/>token:<text:tab/><text:tab/>&lt;Number&gt;</text:p>
      <text:p text:style-name="P46">}</text:p>
      <text:p text:style-name="P45"><text:s/></text:p>
      <text:p text:style-name="Standard"/>
      <text:p text:style-name="Standard"/>
      <text:p text:style-name="Standard"/>
      <text:p text:style-name="P40">Kid:</text:p>
      <text:p text:style-name="Standard"><text:s text:c="2"/>The kid's entity will maintain the data of a kid.</text:p>
      <text:p text:style-name="Standard"><text:s text:c="2"/>It'll store all the personal data, and the list of users (parents) able to modify/manage it.</text:p>
      <text:p text:style-name="Standard"><text:s text:c="2"/>Every kid will have only one calendar, and a list of possible rewards.</text:p>
      <text:p text:style-name="Standard"><text:s text:c="2"/>This list can be shared by two (or more) different kids if the manager users are the same.</text:p>
      <text:p text:style-name="Standard">* Attributes</text:p>
      <text:p text:style-name="Standard"><text:s text:c="2"/>* Name</text:p>
      <text:p text:style-name="Standard"><text:s text:c="2"/>* Surname</text:p>
      <text:p text:style-name="Standard"><text:s text:c="2"/>* Photo (optional)</text:p>
      <text:p text:style-name="Standard"><text:s text:c="2"/>* Calendar: 1 per child.</text:p>
      <text:p text:style-name="Standard"><text:s text:c="2"/>* Rewards: 1 list per child (can be shared by two+ kids if the users are the same)</text:p>
      <text:p text:style-name="Standard"><text:s text:c="2"/>* Users: list of users authorized to manage the kid's data</text:p>
      <text:p text:style-name="Standard"><text:s text:c="2"/>* Audit Data: registry of operations</text:p>
      <text:p text:style-name="Standard"/>
      <text:p text:style-name="Standard"/>
      <text:p text:style-name="P40">Reward:</text:p>
      <text:p text:style-name="Standard"><text:s text:c="2"/>A reward is merely a prize and the cost associated to it.</text:p>
      <text:p text:style-name="Standard"><text:s text:c="2"/>Every user will create his/her own list of rewards.</text:p>
      <text:p text:style-name="Standard">* Attributes</text:p>
      <text:p text:style-name="Standard"><text:s text:c="2"/>* Name</text:p>
      <text:p text:style-name="Standard"><text:s text:c="2"/>* Photo (optional)</text:p>
      <text:p text:style-name="Standard"><text:s text:c="2"/>* Cost: in points</text:p>
      <text:p text:style-name="Standard"><text:s text:c="2"/>* Audit Data: registered by, datetime, cost's upd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color="#ffffff" officeooo:rsid="002f453e" officeooo:paragraph-rsid="002f453e"/>
    </style:style>
    <style:style style:name="MP2" style:family="paragraph" style:parent-style-name="Footer">
      <style:paragraph-properties fo:text-align="center" style:justify-single-word="false"/>
      <style:text-properties officeooo:rsid="002f453e" officeooo:paragraph-rsid="002f453e"/>
    </style:style>
    <style:style style:name="MT1" style:family="text">
      <style:text-properties style:font-name="Lucida Handwriting" fo:font-size="18pt" fo:font-weight="bold" style:font-size-asian="18pt" style:font-weight-asian="bold" style:font-size-complex="18pt" style:font-weight-complex="bold"/>
    </style:style>
    <style:style style:name="MT2" style:family="text">
      <style:text-properties style:font-name="Lucida Handwriting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Tango_20_Green" draw:gradient-step-count="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#add58a" style:dynamic-spacing="false" draw:fill="solid" draw:fill-color="#add58a" draw:opacity="100%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K</text:span><text:span text:style-name="MT2">id</text:span><text:span text:style-name="MT1">P</text:span><text:span text:style-name="MT2">oints</text:span> <text:s/></text:p>
      </style:header>
      <style:footer>
        <text:p text:style-name="MP2">Functional Requirements - 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0:06:05.379000000</meta:creation-date>
    <dc:date>2018-02-22T14:08:14.487000000</dc:date>
    <meta:editing-duration>PT1H9M23S</meta:editing-duration>
    <meta:editing-cycles>17</meta:editing-cycles>
    <meta:generator>LibreOffice/5.4.3.2$Windows_x86 LibreOffice_project/92a7159f7e4af62137622921e809f8546db437e5</meta:generator>
    <meta:document-statistic meta:table-count="6" meta:image-count="0" meta:object-count="0" meta:page-count="12" meta:paragraph-count="179" meta:word-count="911" meta:character-count="5277" meta:non-whitespace-character-count="4509"/>
  </office:meta>
</office:document-meta>
</file>